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1.9375in" style:rel-column-width="18330*"/>
    </style:style>
    <style:style style:name="Table2.B" style:family="table-column">
      <style:table-column-properties style:column-width="0.3708in" style:rel-column-width="3508*"/>
    </style:style>
    <style:style style:name="Table2.C" style:family="table-column">
      <style:table-column-properties style:column-width="1.1542in" style:rel-column-width="10919*"/>
    </style:style>
    <style:style style:name="Table2.D" style:family="table-column">
      <style:table-column-properties style:column-width="1.9125in" style:rel-column-width="18093*"/>
    </style:style>
    <style:style style:name="Table2.E" style:family="table-column">
      <style:table-column-properties style:column-width="0.3958in" style:rel-column-width="3744*"/>
    </style:style>
    <style:style style:name="Table2.F" style:family="table-column">
      <style:table-column-properties style:column-width="1.1563in" style:rel-column-width="10941*"/>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style:text-underline-style="solid" style:text-underline-width="auto" style:text-underline-color="font-color"/>
    </style:style>
    <style:style style:name="P7" style:family="paragraph" style:parent-style-name="Standard">
      <style:paragraph-properties fo:text-align="center" style:justify-single-word="false" style:text-autospace="none"/>
      <style:text-properties fo:color="#000000" style:font-name="Times New Roman" fo:font-size="20pt" fo:font-weight="bold" style:font-name-asian="Times New Roman1" style:font-size-asian="20pt" style:font-weight-asian="bold" style:font-name-complex="Times New Roman1" style:font-size-complex="20pt" style:font-weight-complex="bold"/>
    </style:style>
    <style:style style:name="P8" style:family="paragraph" style:parent-style-name="Standard">
      <style:paragraph-properties fo:text-align="center" style:justify-single-word="false" style:text-autospace="none"/>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9" style:family="paragraph" style:parent-style-name="Standard">
      <style:paragraph-properties fo:text-align="center" style:justify-single-word="false"/>
      <style:text-properties style:text-underline-style="none"/>
    </style:style>
    <style:style style:name="P10" style:family="paragraph" style:parent-style-name="Standard">
      <style:paragraph-properties fo:text-align="start" style:justify-single-word="false"/>
      <style:text-properties style:text-underline-style="none"/>
    </style:style>
    <style:style style:name="P11" style:family="paragraph" style:parent-style-name="Table_20_Contents">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list-style-name="L1">
      <style:paragraph-properties fo:text-align="start" style:justify-single-word="false"/>
    </style:style>
    <style:style style:name="P14" style:family="paragraph" style:parent-style-name="Standard" style:list-style-name="L2">
      <style:paragraph-properties fo:text-align="start" style:justify-single-word="false"/>
    </style:style>
    <style:style style:name="P15" style:family="paragraph" style:parent-style-name="Standard" style:list-style-name="L3">
      <style:paragraph-properties fo:text-align="start" style:justify-single-word="false"/>
    </style:style>
    <style:style style:name="P16" style:family="paragraph" style:parent-style-name="Standard" style:list-style-name="L4">
      <style:paragraph-properties fo:text-align="start" style:justify-single-word="false"/>
    </style:style>
    <style:style style:name="P17" style:family="paragraph" style:parent-style-name="Standard" style:list-style-name="L5">
      <style:paragraph-properties fo:text-align="start" style:justify-single-word="false"/>
    </style:style>
    <style:style style:name="P18" style:family="paragraph" style:parent-style-name="Standard">
      <style:paragraph-properties fo:text-align="start" style:justify-single-word="false"/>
      <style:text-properties style:text-underline-style="none"/>
    </style:style>
    <style:style style:name="P19" style:family="paragraph" style:parent-style-name="Standard">
      <style:paragraph-properties fo:text-align="center" style:justify-single-word="false"/>
      <style:text-properties style:text-underline-style="solid" style:text-underline-width="auto" style:text-underline-color="font-color"/>
    </style:style>
    <style:style style:name="P20" style:family="paragraph" style:parent-style-name="Standard">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C++ Programming Project (2100 points)</text:p>
      <text:p text:style-name="P8">With dungeons so sinister it's like they're randomly generated</text:p>
      <text:p text:style-name="Standard"/>
      <text:p text:style-name="Standard"/>
      <text:p text:style-name="P8">Notes</text:p>
      <text:p text:style-name="Standard"/>
      <text:p text:style-name="Standard"><text:tab/>This project requires some minor AI programming. However, rougelikes are not known for their fiendishly cleaver monsters nor their sophisticated NPCs. Do not worry if your AI is dumb as a brick because you will not be graded on AI beyond basic competence, or in greater detail, your AI must at least be able to respond to being attacked and be able to move around without walking into walls.</text:p>
      <text:p text:style-name="Standard"/>
      <text:p text:style-name="Standard"/>
      <text:p text:style-name="P3">Introduction</text:p>
      <text:p text:style-name="Standard"/>
      <text:p text:style-name="Standard"><text:tab/>In this project you will be implementing a rougelike console game. You will be required to utilize knowledge of data structures as well as an object oriented coding style. Knowledge of basic pathfinding algorithms and decision algorithms could be beneficial.</text:p>
      <text:p text:style-name="Standard"><text:tab/>For those unfamiliar with what rougelikes are, a rougelike game is played on a terminal, although it is not uncommon for a developer to create a more detailed graphical shell. Typically the game is single player with the controllable character being represented by an @. The basic goal of the game is to wander around randomly generated dungeons to try to survive as long as possible although usually there exists an excuse plot such as the quest for the Amulet of Yendor. Structures, enemies, allies and neutral creatures are all represented by a single ASCII symbol.</text:p>
      <text:p text:style-name="Standard"/>
      <text:p text:style-name="Standard"/>
      <text:p text:style-name="P3">Terminal Functions</text:p>
      <text:p text:style-name="P2"/>
      <text:p text:style-name="P5"><text:tab/>The following websites have specifications for non-canonical console streams as well as escape code sequences for color changing and other console functions. A couple example files are included with the project.</text:p>
      <text:p text:style-name="P5"/>
      <text:p text:style-name="P5"><text:tab/><text:a xlink:type="simple" xlink:href="http://en.wikipedia.org/wiki/File_descriptor">http://en.wikipedia.org/wiki/File_descriptor</text:a></text:p>
      <text:p text:style-name="P5"><text:tab/><text:a xlink:type="simple" xlink:href="http://en.wikipedia.org/wiki/ANSI_escape_sequences">http://en.wikipedia.org/wiki/ANSI_escape_sequences</text:a></text:p>
      <text:p text:style-name="P5"><text:tab/><text:a xlink:type="simple" xlink:href="http://ascii-table.com/ansi-escape-sequences.php">http://ascii-table.com/ansi-escape-sequences.php</text:a></text:p>
      <text:p text:style-name="P5"><text:tab/><text:a xlink:type="simple" xlink:href="http://ascii-table.com/ansi-escape-sequences-vt-100.php">http://ascii-table.com/ansi-escape-sequences-vt-100.php</text:a></text:p>
      <text:p text:style-name="P5"><text:tab/><text:a xlink:type="simple" xlink:href="http://linux.die.net/man/3/termios">http://linux.die.net/man/3/termios</text:a></text:p>
      <text:p text:style-name="P5"><text:tab/><text:a xlink:type="simple" xlink:href="http://pubs.opengroup.org/onlinepubs/007908799/xsh/termios.h.html">http://pubs.opengroup.org/onlinepubs/007908799/xsh/termios.h.html</text:a></text:p>
      <text:p text:style-name="P5"/>
      <text:p text:style-name="P5"><text:tab/>A useful header is fcntl.h which will allow us to make some important changes to our streams, particular set standard in to non-blocking mode so that any function calls that try to read from standard in return immediately whether there's input or available or not.</text:p>
      <text:p text:style-name="P5"/>
      <text:p text:style-name="P5"><text:tab/><text:a xlink:type="simple" xlink:href="http://en.wikipedia.org/wiki/Fcntl.h">http://en.wikipedia.org/wiki/Fcntl.h</text:a></text:p>
      <text:p text:style-name="P5"><text:tab/><text:a xlink:type="simple" xlink:href="http://www.kegel.com/dkftpbench/nonblocking.html">http://www.kegel.com/dkftpbench/nonblocking.html</text:a></text:p>
      <text:p text:style-name="P5"><text:soft-page-break/></text:p>
      <text:p text:style-name="Standard"/>
      <text:p text:style-name="P3">ASCII Art Definitions</text:p>
      <text:p text:style-name="P2"/>
      <text:p text:style-name="P5"><text:tab/>Many objects in this project will have configuration files that specify what ASCII character represents them on the map. However for clarity, the ASCII representations for structures and terrain will be given here.</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Object</text:p>
          </table:table-cell>
          <table:table-cell table:style-name="Table2.A1" office:value-type="string">
            <text:p text:style-name="P11">char</text:p>
          </table:table-cell>
          <table:table-cell table:style-name="Table2.A1" office:value-type="string">
            <text:p text:style-name="P11">Color</text:p>
          </table:table-cell>
          <table:table-cell table:style-name="Table2.A1" office:value-type="string">
            <text:p text:style-name="P11">Object</text:p>
          </table:table-cell>
          <table:table-cell table:style-name="Table2.A1" office:value-type="string">
            <text:p text:style-name="P11">char</text:p>
          </table:table-cell>
          <table:table-cell table:style-name="Table2.F1" office:value-type="string">
            <text:p text:style-name="P11">Color</text:p>
          </table:table-cell>
        </table:table-row>
        <table:table-row>
          <table:table-cell table:style-name="Table2.A2" office:value-type="string">
            <text:p text:style-name="P11">Vertical Wall</text:p>
          </table:table-cell>
          <table:table-cell table:style-name="Table2.A2" office:value-type="string">
            <text:p text:style-name="P11">|</text:p>
          </table:table-cell>
          <table:table-cell table:style-name="Table2.A2" office:value-type="string">
            <text:p text:style-name="P11">White</text:p>
          </table:table-cell>
          <table:table-cell table:style-name="Table2.A2" office:value-type="string">
            <text:p text:style-name="P11">Horizontal Wall</text:p>
          </table:table-cell>
          <table:table-cell table:style-name="Table2.A2" office:value-type="string">
            <text:p text:style-name="P11">-</text:p>
          </table:table-cell>
          <table:table-cell table:style-name="Table2.F2" office:value-type="string">
            <text:p text:style-name="P11">White</text:p>
          </table:table-cell>
        </table:table-row>
        <table:table-row>
          <table:table-cell table:style-name="Table2.A2" office:value-type="string">
            <text:p text:style-name="P11">Closed Door</text:p>
          </table:table-cell>
          <table:table-cell table:style-name="Table2.A2" office:value-type="string">
            <text:p text:style-name="P11">=</text:p>
          </table:table-cell>
          <table:table-cell table:style-name="Table2.A2" office:value-type="string">
            <text:p text:style-name="P11">White</text:p>
          </table:table-cell>
          <table:table-cell table:style-name="Table2.A2" office:value-type="string">
            <text:p text:style-name="P11">Open Door</text:p>
          </table:table-cell>
          <table:table-cell table:style-name="Table2.A2" office:value-type="string">
            <text:p text:style-name="P11">+</text:p>
          </table:table-cell>
          <table:table-cell table:style-name="Table2.F2" office:value-type="string">
            <text:p text:style-name="P11">White</text:p>
          </table:table-cell>
        </table:table-row>
        <table:table-row>
          <table:table-cell table:style-name="Table2.A2" office:value-type="string">
            <text:p text:style-name="P11">Volcano</text:p>
          </table:table-cell>
          <table:table-cell table:style-name="Table2.A2" office:value-type="string">
            <text:p text:style-name="P11">V</text:p>
          </table:table-cell>
          <table:table-cell table:style-name="Table2.A2" office:value-type="string">
            <text:p text:style-name="P11">Red</text:p>
          </table:table-cell>
          <table:table-cell table:style-name="Table2.A2" office:value-type="string">
            <text:p text:style-name="P11">Stuck Door</text:p>
          </table:table-cell>
          <table:table-cell table:style-name="Table2.A2" office:value-type="string">
            <text:p text:style-name="P11">=</text:p>
          </table:table-cell>
          <table:table-cell table:style-name="Table2.F2" office:value-type="string">
            <text:p text:style-name="P11">Yellow</text:p>
          </table:table-cell>
        </table:table-row>
        <table:table-row>
          <table:table-cell table:style-name="Table2.A2" office:value-type="string">
            <text:p text:style-name="P11">Secret Vertical Door</text:p>
          </table:table-cell>
          <table:table-cell table:style-name="Table2.A2" office:value-type="string">
            <text:p text:style-name="P11">|</text:p>
          </table:table-cell>
          <table:table-cell table:style-name="Table2.A2" office:value-type="string">
            <text:p text:style-name="P11">White</text:p>
          </table:table-cell>
          <table:table-cell table:style-name="Table2.A2" office:value-type="string">
            <text:p text:style-name="P11">Secret Horizontal Door</text:p>
          </table:table-cell>
          <table:table-cell table:style-name="Table2.A2" office:value-type="string">
            <text:p text:style-name="P11">-</text:p>
          </table:table-cell>
          <table:table-cell table:style-name="Table2.F2" office:value-type="string">
            <text:p text:style-name="P11">White</text:p>
          </table:table-cell>
        </table:table-row>
        <table:table-row>
          <table:table-cell table:style-name="Table2.A2" office:value-type="string">
            <text:p text:style-name="P11">Descending Stairs</text:p>
          </table:table-cell>
          <table:table-cell table:style-name="Table2.A2" office:value-type="string">
            <text:p text:style-name="P11">&lt;</text:p>
          </table:table-cell>
          <table:table-cell table:style-name="Table2.A2" office:value-type="string">
            <text:p text:style-name="P11">White</text:p>
          </table:table-cell>
          <table:table-cell table:style-name="Table2.A2" office:value-type="string">
            <text:p text:style-name="P11">Ascending Stairs</text:p>
          </table:table-cell>
          <table:table-cell table:style-name="Table2.A2" office:value-type="string">
            <text:p text:style-name="P11">&gt;</text:p>
          </table:table-cell>
          <table:table-cell table:style-name="Table2.F2" office:value-type="string">
            <text:p text:style-name="P11">White</text:p>
          </table:table-cell>
        </table:table-row>
        <table:table-row>
          <table:table-cell table:style-name="Table2.A2" office:value-type="string">
            <text:p text:style-name="P11">Trap</text:p>
          </table:table-cell>
          <table:table-cell table:style-name="Table2.A2" office:value-type="string">
            <text:p text:style-name="P11">^</text:p>
          </table:table-cell>
          <table:table-cell table:style-name="Table2.A2" office:value-type="string">
            <text:p text:style-name="P11">White</text:p>
          </table:table-cell>
          <table:table-cell table:style-name="Table2.A2" office:value-type="string">
            <text:p text:style-name="P11">Water</text:p>
          </table:table-cell>
          <table:table-cell table:style-name="Table2.A2" office:value-type="string">
            <text:p text:style-name="P11">^</text:p>
          </table:table-cell>
          <table:table-cell table:style-name="Table2.F2" office:value-type="string">
            <text:p text:style-name="P11">Blue</text:p>
          </table:table-cell>
        </table:table-row>
        <table:table-row>
          <table:table-cell table:style-name="Table2.A2" office:value-type="string">
            <text:p text:style-name="P11">Lit Empty Space</text:p>
          </table:table-cell>
          <table:table-cell table:style-name="Table2.A2" office:value-type="string">
            <text:p text:style-name="P11">.</text:p>
          </table:table-cell>
          <table:table-cell table:style-name="Table2.A2" office:value-type="string">
            <text:p text:style-name="P11">Pale Yellow</text:p>
          </table:table-cell>
          <table:table-cell table:style-name="Table2.A2" office:value-type="string">
            <text:p text:style-name="P11">Unlit Empty Space</text:p>
          </table:table-cell>
          <table:table-cell table:style-name="Table2.A2" office:value-type="string">
            <text:p text:style-name="P11">.</text:p>
          </table:table-cell>
          <table:table-cell table:style-name="Table2.F2" office:value-type="string">
            <text:p text:style-name="P11">White</text:p>
          </table:table-cell>
        </table:table-row>
        <table:table-row>
          <table:table-cell table:style-name="Table2.A2" office:value-type="string">
            <text:p text:style-name="P11">Lit Empty Hallway</text:p>
          </table:table-cell>
          <table:table-cell table:style-name="Table2.A2" office:value-type="string">
            <text:p text:style-name="P11">#</text:p>
          </table:table-cell>
          <table:table-cell table:style-name="Table2.A2" office:value-type="string">
            <text:p text:style-name="P11">Pale Yellow</text:p>
          </table:table-cell>
          <table:table-cell table:style-name="Table2.A2" office:value-type="string">
            <text:p text:style-name="P11">Unlit Empty Hallway</text:p>
          </table:table-cell>
          <table:table-cell table:style-name="Table2.A2" office:value-type="string">
            <text:p text:style-name="P11"/>
          </table:table-cell>
          <table:table-cell table:style-name="Table2.F2" office:value-type="string">
            <text:p text:style-name="P11">White</text:p>
          </table:table-cell>
        </table:table-row>
        <table:table-row>
          <table:table-cell table:style-name="Table2.A2" office:value-type="string">
            <text:p text:style-name="P11">Lava</text:p>
          </table:table-cell>
          <table:table-cell table:style-name="Table2.A2" office:value-type="string">
            <text:p text:style-name="P11">^</text:p>
          </table:table-cell>
          <table:table-cell table:style-name="Table2.A2" office:value-type="string">
            <text:p text:style-name="P11">Red</text:p>
          </table:table-cell>
          <table:table-cell table:style-name="Table2.A2" office:value-type="string">
            <text:p text:style-name="P11">Tree</text:p>
          </table:table-cell>
          <table:table-cell table:style-name="Table2.A2" office:value-type="string">
            <text:p text:style-name="P11">#</text:p>
          </table:table-cell>
          <table:table-cell table:style-name="Table2.F2" office:value-type="string">
            <text:p text:style-name="P11">Green</text:p>
          </table:table-cell>
        </table:table-row>
        <table:table-row>
          <table:table-cell table:style-name="Table2.A2" office:value-type="string">
            <text:p text:style-name="P11">Alter</text:p>
          </table:table-cell>
          <table:table-cell table:style-name="Table2.A2" office:value-type="string">
            <text:p text:style-name="P11">_</text:p>
          </table:table-cell>
          <table:table-cell table:style-name="Table2.A2" office:value-type="string">
            <text:p text:style-name="P11">Grey</text:p>
          </table:table-cell>
          <table:table-cell table:style-name="Table2.A2" office:value-type="string">
            <text:p text:style-name="P11">Fountain</text:p>
          </table:table-cell>
          <table:table-cell table:style-name="Table2.A2" office:value-type="string">
            <text:p text:style-name="P11">{</text:p>
          </table:table-cell>
          <table:table-cell table:style-name="Table2.F2" office:value-type="string">
            <text:p text:style-name="P11">Blue</text:p>
          </table:table-cell>
        </table:table-row>
        <table:table-row>
          <table:table-cell table:style-name="Table2.A2" office:value-type="string">
            <text:p text:style-name="P11">Lit Ice</text:p>
          </table:table-cell>
          <table:table-cell table:style-name="Table2.A2" office:value-type="string">
            <text:p text:style-name="P11">.</text:p>
          </table:table-cell>
          <table:table-cell table:style-name="Table2.A2" office:value-type="string">
            <text:p text:style-name="P11">Sky Blue</text:p>
          </table:table-cell>
          <table:table-cell table:style-name="Table2.A2" office:value-type="string">
            <text:p text:style-name="P11">Unlit Ice</text:p>
          </table:table-cell>
          <table:table-cell table:style-name="Table2.A2" office:value-type="string">
            <text:p text:style-name="P11">.</text:p>
          </table:table-cell>
          <table:table-cell table:style-name="Table2.F2" office:value-type="string">
            <text:p text:style-name="P11">Light Blue</text:p>
          </table:table-cell>
        </table:table-row>
        <table:table-row>
          <table:table-cell table:style-name="Table2.A2" office:value-type="string">
            <text:p text:style-name="P11">Vertical Fence</text:p>
          </table:table-cell>
          <table:table-cell table:style-name="Table2.A2" office:value-type="string">
            <text:p text:style-name="P11">-</text:p>
          </table:table-cell>
          <table:table-cell table:style-name="Table2.A2" office:value-type="string">
            <text:p text:style-name="P11">White</text:p>
          </table:table-cell>
          <table:table-cell table:style-name="Table2.A2" office:value-type="string">
            <text:p text:style-name="P11">Horizontal Fence</text:p>
          </table:table-cell>
          <table:table-cell table:style-name="Table2.A2" office:value-type="string">
            <text:p text:style-name="P11">|</text:p>
          </table:table-cell>
          <table:table-cell table:style-name="Table2.F2" office:value-type="string">
            <text:p text:style-name="P11">White</text:p>
          </table:table-cell>
        </table:table-row>
        <table:table-row>
          <table:table-cell table:style-name="Table2.A2" office:value-type="string">
            <text:p text:style-name="P11">Mountain</text:p>
          </table:table-cell>
          <table:table-cell table:style-name="Table2.A2" office:value-type="string">
            <text:p text:style-name="P11">^</text:p>
          </table:table-cell>
          <table:table-cell table:style-name="Table2.A2" office:value-type="string">
            <text:p text:style-name="P11">Yellow</text:p>
          </table:table-cell>
          <table:table-cell table:style-name="Table2.A2" office:value-type="string">
            <text:p text:style-name="P11"/>
          </table:table-cell>
          <table:table-cell table:style-name="Table2.A2" office:value-type="string">
            <text:p text:style-name="P11"/>
          </table:table-cell>
          <table:table-cell table:style-name="Table2.F2" office:value-type="string">
            <text:p text:style-name="P11"/>
          </table:table-cell>
        </table:table-row>
      </table:table>
      <text:p text:style-name="P5">Note that spaces that have no structure (and not considered an Empty Space) are drawn as spaces.</text:p>
      <text:p text:style-name="P5">Colors are officially defined in the sample code that outputs 16 Hello World!s but they should be obvious.</text:p>
      <text:p text:style-name="P5"/>
      <text:p text:style-name="Standard"/>
      <text:p text:style-name="P3">Game World Calculations</text:p>
      <text:p text:style-name="P2"/>
      <text:p text:style-name="P5"><text:tab/>This section will explain all the mathematics and calculations that will be required in the game.</text:p>
      <text:p text:style-name="P5"/>
      <text:p text:style-name="P5"><text:tab/>A ___ Check is made by rolling 3 six sided dice against the item in question with modifiers applied. Success comes from ties or values below on the roll. For example a Dexterity check can be made against a Dexterity of 10 with a difficulty modifier of +2. Success occurs if the roll is 12 or lower. Note also that 3 is always a success and 18 is always a failure.</text:p>
      <text:p text:style-name="P5"><text:tab/>To determine if an attack hits you would make a check against the relevant weapon skill. To check if the attack actually hits the target makes a check against Dexterity adding in their dodge bonuses and penalties as a modifier. Damage is then based on the weapons base damage. You would then add floor((Stength – 10) / 2) to the damage dealt along with any other modifiers and subtract the damage reduction of the victim. Magic attacks can't be dodged unless otherwise specified.</text:p>
      <text:p text:style-name="P5"><text:soft-page-break/></text:p>
      <text:p text:style-name="P5"><text:tab/>Turn order is determined by Dexterity. Higher Dexterity go first with ties being resolved randomly.</text:p>
      <text:p text:style-name="P5"/>
      <text:p text:style-name="P5"><text:tab/>A being can carry up to their Strength ^ 2 in weight. If they try to carry more they will be unable to move, although they can still do other things such as cast spells.</text:p>
      <text:p text:style-name="P5"/>
      <text:p text:style-name="P5"><text:tab/>The max HP of a Being is their level times their Toughness. Similarly their MP is their level times their Mana.</text:p>
      <text:p text:style-name="P5"/>
      <text:p text:style-name="P5"><text:tab/>Throwing range is Strength / 2. Throwing weapons, except ones that require ammo, counts as an attack but with a -10 difficulty modifier to the attack. Potions break on impact and if they hit a Being they immediately affect the Being hit.</text:p>
      <text:p text:style-name="P5"/>
      <text:p text:style-name="P5"><text:tab/>HP is recovered at a rate of 1 every max(1, floor(10 – Toughness / 2)) turns. Similarly MP is recovered at the same rate but using Mana instead.</text:p>
      <text:p text:style-name="P5"/>
      <text:p text:style-name="Standard"/>
      <text:p text:style-name="P3">Game Commands</text:p>
      <text:p text:style-name="P2"/>
      <text:p text:style-name="P10"><text:tab/>Game commands are all case sensitive. For menus, hitting enter cancels.</text:p>
      <text:p text:style-name="P5"/>
      <text:p text:style-name="P5"><text:tab/>Movement/Attack in one of the eight directions using the num pad keys 1-9 (5 moves in place essentially skipping a turn).</text:p>
      <text:p text:style-name="P5"><text:tab/>Zap: Using the Z key a menu of known spells pops up. The user should select one to cast and provide any additional information necessary such as a direction (1-9).</text:p>
      <text:p text:style-name="P5"><text:tab/>Zing: Using the z key a menu of available wands pops up. The user should select one to use and provide any additional information necessary.</text:p>
      <text:p text:style-name="P5"><text:tab/>Throw: Using the T key a menu of all items pops up. The user should select one to throw and provide a direction afterward.</text:p>
      <text:p text:style-name="P5"><text:tab/>Drop: Using the d key a menu of all items pops up. The user should select one to drop.</text:p>
      <text:p text:style-name="P5"><text:tab/>Read: Using the R key a menu of all books and scrolls pops up. The user should select one to read. Reading a book can be interrupted (such as by an attack on the reader) and the reader can continue reading the book later.</text:p>
      <text:p text:style-name="P5"><text:tab/>Quaff: Using the q key a menu of all potions pops up. The user should select one to quaff. If the user is standing on a fountain they instead drink form the fountain.</text:p>
      <text:p text:style-name="P5"><text:tab/>Equip: Using the e key a menu of all unequipped armor/weapons pops up. The user should select one to equip. If there is already another piece of equipment in the spot trying to be equipped to nothing happens.</text:p>
      <text:p text:style-name="P5"><text:tab/>Unequip: Using the u key a menu of all equipped armor/weapons pops up. The user should select one to remove.</text:p>
      <text:p text:style-name="P5"><text:tab/>Pickup: Using the p key the user should pick up any items on the space they are standing on. Note that when a player first walks onto an item(s) it should ask (for each one) y/n to pick it up.</text:p>
      <text:p text:style-name="P5"><text:tab/>Stats: Using the S key the user should be able to view all of their stats (not necessarily all at the same time).</text:p>
      <text:p text:style-name="P5"><text:tab/>Inventory: Using the I key the user should be able to view all of their items (not necessarily all <text:soft-page-break/>at the same time).</text:p>
      <text:p text:style-name="P5"><text:tab/>Quit: Using the escape key the user should be able to quit. The game should also ask y/n to save the game. If n then all saved data is deleted.</text:p>
      <text:p text:style-name="Standard"/>
      <text:p text:style-name="Standard"/>
      <text:p text:style-name="P3">Format Information</text:p>
      <text:p text:style-name="P2"/>
      <text:p text:style-name="P5"><text:tab/>This project will require you to be able to parse XML-like files to read information that is stored persistently. Obviously you will also be required to write them. A large set of files will be included for you posted along with this specification file for use in your final submission. Most of these files will be enemy data such as for a dragon.</text:p>
      <text:p text:style-name="P5"><text:tab/>When parsing the XML-like files, most data will be of the form &lt;[tag] = [data]&gt; although some will only contain a tag in the form &lt;[tag]&gt;.</text:p>
      <text:p text:style-name="P5"><text:tab/>[tag] represents some value relevant to the current specification block that you are in. For instance when inside a dungeon specification block you will expect to find “width” and “height” as tags. The value for [tag] will always be all alphabetical or numerical characters and is not case sensitive. It begins on the first valid non-whitespace character and ends after encounter a whitespace character or =. If extra characters appear after a valid tag is declared before = then the file is in error.</text:p>
      <text:p text:style-name="P5"><text:tab/>[data] then will naturally be the value assigned to the related variable. [data] will never contain a newline character but any other ASCII displayable character may appear. If [data] is surrounded by quotes, everything inside the quotes is to be treated as the value of [data]. Otherwise the value of [data] starts with the first non-whitespace character and continues until the last non-whitespace character before there is only whitespace before the closing &gt; bracket.</text:p>
      <text:p text:style-name="P5"><text:tab/>For instance &lt; name = The Emperor <text:s text:c="2"/>&gt; would be “The Emperor” and <text:s/>if we instead specified &lt;name = “The Emperor “ &gt; then the data value would be “The Emperor “. Similarly to [tag], if extra characters appear before or after [data] is defined then the file is in error. Note that if [data] contains a “ that is not an escape \” then only non-whitespace character may appear between = and &gt;.</text:p>
      <text:p text:style-name="P5"><text:tab/>You will have to treat \\, \”, \', \&lt;, \&gt; and \n as escape characters. If an invalid escape character is given then the file is in error.</text:p>
      <text:p text:style-name="P5"><text:tab/>Whitespace outside of tags will be ignored. Also any characters following // on a line are ignored.</text:p>
      <text:p text:style-name="P5"><text:tab/>If a tag requiring a closing tag is missing a closing tag or a closing tag appears that does not match with a previous tag then the file is in error. Similarly if some formatting specification in a template is not satisfied in a file then the file is in error. For example, if a dungeon file doesn't define width and height right after the dungeon tag then the file would be in error.</text:p>
      <text:p text:style-name="P5"><text:tab/>The rest of this section will illustrate templates for various types of data.</text:p>
      <text:p text:style-name="P5"/>
      <text:p text:style-name="P6">Dungeon Template</text:p>
      <text:p text:style-name="P9"/>
      <text:p text:style-name="P10">Everything before the</text:p>
      <text:p text:style-name="P10">// dungeon tag is</text:p>
      <text:p text:style-name="P10">ignored even if the lines are not commented. This is true for every type of file</text:p>
      <text:p text:style-name="P10"><text:tab/>for characters before<text:tab/>the expected tag.</text:p>
      <text:p text:style-name="P10"/>
      <text:p text:style-name="P10">&lt;Dungeon&gt; // Requires a closing tag. As mentioned previously, tag values are not case sensitive.</text:p>
      <text:p text:style-name="P10"><text:tab/>// This line will be completely ignored.</text:p>
      <text:p text:style-name="P10"><text:soft-page-break/><text:tab/>// Also tabs inside files are merely for human convenience.</text:p>
      <text:p text:style-name="P10"><text:tab/>&lt;width = 4&gt; // This tag must be defined first or second inside a dungeon definition.</text:p>
      <text:p text:style-name="P10"><text:tab/>&lt;height = 1&gt; // This tag must be defined first or second inside a dungeon definition.</text:p>
      <text:p text:style-name="P10"/>
      <text:p text:style-name="P10"><text:tab/>&lt;name = “First Floor”&gt; // This tag may appear anywhere but is required to appear.</text:p>
      <text:p text:style-name="P10"/>
      <text:p text:style-name="P10"><text:tab/>&lt;Location&gt; // Requires a closing tag.</text:p>
      <text:p text:style-name="P10"><text:tab/><text:tab/>&lt;x = 1&gt; // Defines the x position of this location. This tag is required.</text:p>
      <text:p text:style-name="P10"><text:tab/><text:tab/>&lt;y = 1&gt; // Defines the y position of this location. This tag is required.</text:p>
      <text:p text:style-name="P10"/>
      <text:p text:style-name="P10"><text:tab/><text:tab/>// If this tag is present then it specifies that the location has a structure on it.</text:p>
      <text:p text:style-name="P10"><text:tab/><text:tab/>// If this tag is missing then the location has no structure which . represents.</text:p>
      <text:p text:style-name="P10"><text:tab/><text:tab/>// Note that objects and beings are always drawn on top of structures.</text:p>
      <text:p text:style-name="P10"><text:tab/><text:tab/>&lt;structure = \&gt;&gt;</text:p>
      <text:p text:style-name="P10"/>
      <text:p text:style-name="P10"><text:tab/><text:tab/>// This tag is not required and defaults to 0 if not present.</text:p>
      <text:p text:style-name="P10"><text:tab/><text:tab/>// This value represents how much of a Being's FOV is used up when looking</text:p>
      <text:p text:style-name="P10"><text:tab/><text:tab/>// through this location. A value of -1 means that this location can not be looked through.</text:p>
      <text:p text:style-name="P10"><text:tab/><text:tab/>// Values for this tag may not otherwise be negative.</text:p>
      <text:p text:style-name="P10"><text:tab/><text:tab/>&lt;Visibility = 1&gt;</text:p>
      <text:p text:style-name="P10"/>
      <text:p text:style-name="P10"><text:tab/><text:tab/>// If this tag appears then if you travel up/down on this space you will load the map</text:p>
      <text:p text:style-name="P10"><text:tab/><text:tab/>// that has the appropriate name. If no such map exists yet then it will need to be</text:p>
      <text:p text:style-name="P10"><text:tab/><text:tab/>// generated. #n specifies the link index to travel to in that map. If not present then</text:p>
      <text:p text:style-name="P10"><text:tab/><text:tab/>// #n defaults to #1.</text:p>
      <text:p text:style-name="P10"><text:tab/><text:tab/>&lt;Link = “Second Floor#1”&gt;</text:p>
      <text:p text:style-name="P10"/>
      <text:p text:style-name="P10"><text:tab/><text:tab/>// If this tag appears then if you are traveling up/down to this map then this is the</text:p>
      <text:p text:style-name="P10"><text:tab/><text:tab/>// location you will appear at if you are traveling to this link index.</text:p>
      <text:p text:style-name="P10"><text:tab/><text:tab/>&lt;LinkIndex = 1&gt;</text:p>
      <text:p text:style-name="P10"/>
      <text:p text:style-name="P10"><text:tab/><text:tab/>// If this tag is present then it specifies that an item is on it.</text:p>
      <text:p text:style-name="P10"><text:tab/><text:tab/>// Note that there may be more than one item and thus more than one of these tags.</text:p>
      <text:p text:style-name="P10"><text:tab/><text:tab/>// Any item tag may be duplicated indicating that there are duplicates of the item present.</text:p>
      <text:p text:style-name="P10"><text:tab/><text:tab/>&lt;iTEm = Potion of Healing&gt;</text:p>
      <text:p text:style-name="P10"/>
      <text:p text:style-name="P10"><text:tab/><text:tab/>// Note that if Gold is specified as an item then it should then be followed by any</text:p>
      <text:p text:style-name="P10"><text:tab/><text:tab/>// number of whitespace characters and then a number representing how many gold</text:p>
      <text:p text:style-name="P10"><text:tab/><text:tab/>// pieces are present.</text:p>
      <text:p text:style-name="P10"><text:tab/><text:tab/>&lt;Item = Gold 333&gt;</text:p>
      <text:p text:style-name="P10"/>
      <text:p text:style-name="P10"><text:tab/><text:tab/>// If this tag is present then it indicates that there is an enemy, ally, or neutral on the</text:p>
      <text:p text:style-name="P10"><text:tab/><text:tab/>// space. Note that a player's location on exit is stored in another file and thus is not</text:p>
      <text:p text:style-name="P10"><text:tab/><text:tab/>// able to appear here.</text:p>
      <text:p text:style-name="P10"><text:tab/><text:tab/>&lt;Being = Grue&gt;</text:p>
      <text:p text:style-name="P10"><text:tab/>&lt;/Location&gt; // Closes &lt;Location&gt;.</text:p>
      <text:p text:style-name="P10"/>
      <text:p text:style-name="P10"><text:soft-page-break/><text:tab/>&lt;Location&gt; // Locations do not need to be specified in any particular x-y order.</text:p>
      <text:p text:style-name="P10"><text:tab/><text:tab/>&lt;x = 3&gt;</text:p>
      <text:p text:style-name="P10"><text:tab/><text:tab/>&lt;y = 1&gt;</text:p>
      <text:p text:style-name="P10"/>
      <text:p text:style-name="P10"><text:tab/><text:tab/>// This tag is not required. If it is absent then the value is assumed to be 0.</text:p>
      <text:p text:style-name="P10"><text:tab/><text:tab/>// The value must be in the range of 0 and 1 inclusive.</text:p>
      <text:p text:style-name="P10"><text:tab/><text:tab/>&lt;SpawnRate = 0.1&gt;</text:p>
      <text:p text:style-name="P10"><text:tab/>&lt;/Location&gt;</text:p>
      <text:p text:style-name="P10"/>
      <text:p text:style-name="P10"><text:tab/>// If a location tag is missing then the location is assumed to be empty.</text:p>
      <text:p text:style-name="P10"><text:tab/>// Empty is not the same as an empty space which is represented by a period.</text:p>
      <text:p text:style-name="P10"><text:tab/>// Empty is represented by a space.</text:p>
      <text:p text:style-name="P10"><text:tab/>//&lt;Location&gt;</text:p>
      <text:p text:style-name="P10"><text:tab/><text:tab/>//&lt;x = 4&gt;</text:p>
      <text:p text:style-name="P10"><text:tab/><text:tab/>//&lt;y = 1&gt;</text:p>
      <text:p text:style-name="P10"/>
      <text:p text:style-name="P10"><text:tab/><text:tab/>//&lt;structure = .&gt;</text:p>
      <text:p text:style-name="P10"><text:tab/>//&lt;/Location&gt;</text:p>
      <text:p text:style-name="P10"/>
      <text:p text:style-name="P10"><text:tab/>&lt;Location&gt;</text:p>
      <text:p text:style-name="P10"><text:tab/><text:tab/>&lt;x = 2&gt;</text:p>
      <text:p text:style-name="P10"><text:tab/><text:tab/>&lt;y = 1&gt;</text:p>
      <text:p text:style-name="P10"/>
      <text:p text:style-name="P10"><text:tab/><text:tab/>// If the value for this tag is blank then the location is empty.</text:p>
      <text:p text:style-name="P10"><text:tab/><text:tab/>// Empty is not an empty space.</text:p>
      <text:p text:style-name="P10"><text:tab/><text:tab/>&lt;structure = &gt;</text:p>
      <text:p text:style-name="P10"><text:tab/><text:tab/>&lt;Visibility = -1&gt;</text:p>
      <text:p text:style-name="P10"><text:tab/>&lt;/Location&gt;</text:p>
      <text:p text:style-name="P10">&lt;/Dungeon&gt; // This is the closing tag for our opening &lt;Dungeon&gt; tag.</text:p>
      <text:p text:style-name="P10"/>
      <text:p text:style-name="P6">Being Template</text:p>
      <text:p text:style-name="P10"/>
      <text:p text:style-name="P10">// These specification files are used to define enemies, players, etc...</text:p>
      <text:p text:style-name="P10">&lt;Being&gt; // Requires a closing tag.</text:p>
      <text:p text:style-name="P10"><text:tab/>&lt;name = Grue&gt; // This is a required tag.</text:p>
      <text:p text:style-name="P10"><text:tab/>&lt;Race = Unspeakable Horror&gt; // This is a required tag.</text:p>
      <text:p text:style-name="P10"><text:tab/>&lt;Weight = 4000&gt; // This tag is required.</text:p>
      <text:p text:style-name="P10"><text:tab/>&lt;Art = G&gt; // This tag is required. It is what we will use to represent the Being on a map.</text:p>
      <text:p text:style-name="P10"><text:tab/>&lt;Color = White&gt; // This tag is required. It will be the color of this Being when displayed.</text:p>
      <text:p text:style-name="P10"/>
      <text:p text:style-name="P10"><text:tab/>&lt;Level = 10&gt; // If this tag is not present the assumed value is 1.</text:p>
      <text:p text:style-name="P10"><text:tab/>&lt;Xp = 0&gt; // If this tag is not present the assumed value is 0.</text:p>
      <text:p text:style-name="P10"><text:tab/>&lt;Points = 0&gt; // If this tag is not present the assumed value is 0. Represents available points.</text:p>
      <text:p text:style-name="P10"/>
      <text:p text:style-name="P10"><text:tab/>// Each of the following five tags are not required.</text:p>
      <text:p text:style-name="P10"><text:tab/>// If they are absent they are assumed to have a value of 10.</text:p>
      <text:p text:style-name="P10"><text:tab/>&lt;Strength = 16&gt;</text:p>
      <text:p text:style-name="P10"><text:soft-page-break/><text:tab/>&lt;Dexterity = 14&gt;</text:p>
      <text:p text:style-name="P10"><text:tab/>&lt;Toughness = 20&gt;</text:p>
      <text:p text:style-name="P10"><text:tab/>&lt;Mana = 5&gt;</text:p>
      <text:p text:style-name="P10"><text:tab/>&lt;Willpower = 10&gt;</text:p>
      <text:p text:style-name="P10"/>
      <text:p text:style-name="P10"><text:tab/>// The two following tags are not required.</text:p>
      <text:p text:style-name="P10"><text:tab/>// If they are absent they are assumed to have a value of zero.</text:p>
      <text:p text:style-name="P10"><text:tab/>&lt;Dodge = 3&gt;</text:p>
      <text:p text:style-name="P10"><text:tab/>&lt;DR = 4&gt;</text:p>
      <text:p text:style-name="P10"/>
      <text:p text:style-name="P10"><text:tab/>// This tag is not required. If present it represents the current HP of this Being.</text:p>
      <text:p text:style-name="P10"><text:tab/>// If it is not present then it is assumed that HP is at it's maximum value.</text:p>
      <text:p text:style-name="P10"><text:tab/>// &lt;HP = 4&gt;</text:p>
      <text:p text:style-name="P10"/>
      <text:p text:style-name="P10"><text:tab/>// This tag is not required. It functions identically to the HP tag.</text:p>
      <text:p text:style-name="P10"><text:tab/>// &lt;MP = 42&gt;</text:p>
      <text:p text:style-name="P10"/>
      <text:p text:style-name="P10"><text:tab/>&lt;ExtraDamage = 4&gt; // This tag is not required and if absent defaults to a value of 0.</text:p>
      <text:p text:style-name="P10"/>
      <text:p text:style-name="P10"><text:tab/>// This tag is not required. It represents a Being's base field of view.</text:p>
      <text:p text:style-name="P10"><text:tab/>// If this tag is not present it defaults to a value of 2.</text:p>
      <text:p text:style-name="P10"><text:tab/>&lt;FOV = 3&gt;</text:p>
      <text:p text:style-name="P10"/>
      <text:p text:style-name="P10"><text:tab/>&lt;Hunger = 4&gt; // This tag is not required. If absent it defaults to 0.</text:p>
      <text:p text:style-name="P10"><text:tab/>&lt;HungerLimit = 500&gt; // This tag is not required and assumed to be 1000 if absent.</text:p>
      <text:p text:style-name="P10"><text:tab/></text:p>
      <text:p text:style-name="P10"><text:tab/>// The following tag is not required. If absent it assumed to be false.</text:p>
      <text:p text:style-name="P10"><text:tab/>// If it is true then any time this Being kills something it satisfies it's hunger.</text:p>
      <text:p text:style-name="P10"><text:tab/>// FOK stands for feeds on kill.</text:p>
      <text:p text:style-name="P10"><text:tab/>&lt;FOK = True&gt;</text:p>
      <text:p text:style-name="P10"/>
      <text:p text:style-name="P10"><text:tab/>// The following eight tags are not required and if absent default to a value of 0.</text:p>
      <text:p text:style-name="P10"><text:tab/>&lt;Bows = 0&gt;</text:p>
      <text:p text:style-name="P10"><text:tab/>&lt;Crossbows = 0&gt;</text:p>
      <text:p text:style-name="P10"><text:tab/>&lt;Clubs = 0&gt;</text:p>
      <text:p text:style-name="P10"><text:tab/>&lt;Daggers = 0&gt;</text:p>
      <text:p text:style-name="P10"><text:tab/>&lt;Staves = 0&gt;</text:p>
      <text:p text:style-name="P10"><text:tab/>&lt;Maces = 0&gt;</text:p>
      <text:p text:style-name="P10"><text:tab/>&lt;Swords = 0&gt;</text:p>
      <text:p text:style-name="P10"><text:tab/>&lt;Axes = 0&gt;</text:p>
      <text:p text:style-name="P10"/>
      <text:p text:style-name="P10"><text:tab/>// The following eight tags are not required and if absent default to a value of 0.</text:p>
      <text:p text:style-name="P10"><text:tab/>&lt;BowsXP = 0&gt;</text:p>
      <text:p text:style-name="P10"><text:tab/>&lt;CrossbowsXP = 0&gt;</text:p>
      <text:p text:style-name="P10"><text:tab/>&lt;ClubsXP = 0&gt;</text:p>
      <text:p text:style-name="P10"><text:tab/>&lt;DaggersXP = 0&gt;</text:p>
      <text:p text:style-name="P10"><text:tab/>&lt;StavesXp = 0&gt;</text:p>
      <text:p text:style-name="P10"><text:soft-page-break/><text:tab/>&lt;MacesXP = 0&gt;</text:p>
      <text:p text:style-name="P10"><text:tab/>&lt;SwordsXp = 0&gt;</text:p>
      <text:p text:style-name="P10"><text:tab/>&lt;Axesxp = 0&gt;</text:p>
      <text:p text:style-name="P10"/>
      <text:p text:style-name="P10"><text:tab/>// The following tags are present if the being is carrying any items when loaded.</text:p>
      <text:p text:style-name="P10"><text:tab/>// It is possible that the being can have more items here than it can hold so you will</text:p>
      <text:p text:style-name="P10"><text:tab/>// need to check against that once loaded.</text:p>
      <text:p text:style-name="P10"><text:tab/>&lt;ITEM = Gold 100&gt;</text:p>
      <text:p text:style-name="P10"><text:tab/>&lt;item = Potion of Numbness&gt;</text:p>
      <text:p text:style-name="P10"><text:tab/>//&lt;item = Quarterstaff#e&gt; // If an item is followed by #e it is equipped.</text:p>
      <text:p text:style-name="P10"/>
      <text:p text:style-name="P10"><text:tab/>// Ability tags are not required and are often not present.</text:p>
      <text:p text:style-name="P10"><text:tab/>// If an ability tag appears then this being has a magical ability.</text:p>
      <text:p text:style-name="P10"><text:tab/>&lt;Ability = Darkness&gt;</text:p>
      <text:p text:style-name="P10"/>
      <text:p text:style-name="P10"><text:tab/>// Status tags are status ailments that are currently affecting the Being.</text:p>
      <text:p text:style-name="P10"><text:tab/>// These generally only appear only on Beings that have been saved in game rather than Beings</text:p>
      <text:p text:style-name="P10"><text:tab/>// that have just been spawned. The number of remaining turns for the ailment is found after a</text:p>
      <text:p text:style-name="P10"><text:tab/>// # at the end of the ailment type. A value of -1 means it is indefinite unless treated.</text:p>
      <text:p text:style-name="P10"><text:tab/>// &lt;Status = Poison#25&gt;</text:p>
      <text:p text:style-name="P10">&lt;/Being&gt; // Closes the &lt;Being&gt; tag.</text:p>
      <text:p text:style-name="P10"/>
      <text:p text:style-name="P10"/>
      <text:p text:style-name="P4">Item Compendium</text:p>
      <text:p text:style-name="P10"/>
      <text:p text:style-name="P10"><text:tab/>Feel free to add more items than are listed here if you desire. It should not be very difficult to extend the item compendium if you have set up your code design properly. We may in fact add more required items before the due date.</text:p>
      <text:p text:style-name="P10"/>
      <text:p text:style-name="P6">Potions</text:p>
      <text:p text:style-name="P6"/>
      <text:p text:style-name="P10"><text:tab/>All potions have a weight of 1.</text:p>
      <text:p text:style-name="P6"/>
      <text:p text:style-name="P10"><text:tab/>Potion of Healing: Heals 6-12 HP.</text:p>
      <text:p text:style-name="P10"><text:tab/>Potion of Extra Healing: Heals 10%-25% of the target's HP.</text:p>
      <text:p text:style-name="P10"><text:tab/>Potion of Full Healing: Heals all HP of the target.</text:p>
      <text:p text:style-name="P10"><text:tab/>Potion of Poison: Poison's the target for 40 turns.</text:p>
      <text:p text:style-name="P10"><text:tab/>Potion of Hallucination: Causes the target to hallucinate for 20 turns.</text:p>
      <text:p text:style-name="P10"><text:tab/>Potion of Confusion: Causes the target to be confused for 15 turns.</text:p>
      <text:p text:style-name="P10"><text:tab/>Potion of Freezing: Freezes the target for 10 turns.</text:p>
      <text:p text:style-name="P10"><text:tab/>Potion of Gain Strength: Permanently increases the target's strength by 2.</text:p>
      <text:p text:style-name="P10"><text:tab/>Potion of Gain Dexterity: Permanently increases the target's dexterity by 2.</text:p>
      <text:p text:style-name="P10"><text:tab/>Potion of Gain Toughness: Permanently increases the target's toughness by 2.</text:p>
      <text:p text:style-name="P10"><text:tab/>Potion of Gain Mana: Permanently increases the target's mana by 2.</text:p>
      <text:p text:style-name="P10"><text:tab/>Potion of Gain Willpower: Permanently increases the target's willpower by 2.</text:p>
      <text:p text:style-name="P10"/>
      <text:p text:style-name="P6"><text:soft-page-break/>Scrolls</text:p>
      <text:p text:style-name="P6"/>
      <text:p text:style-name="P10"><text:tab/>All scrolls have a weight of 1.</text:p>
      <text:p text:style-name="P10"/>
      <text:p text:style-name="P10"><text:tab/>Scroll of Teleportation: When read the reader is teleported to a random valid location in the dungeon.</text:p>
      <text:p text:style-name="P10"><text:tab/>Scroll of Curing: Cures the reader of any and all status ailments except Hungry and Starving.</text:p>
      <text:p text:style-name="P10"/>
      <text:p text:style-name="P6">Weapons</text:p>
      <text:p text:style-name="P6"/>
      <text:p text:style-name="P10"><text:tab/>The range of ranged weapons is the same as throwing range.</text:p>
      <text:p text:style-name="P6"/>
      <text:p text:style-name="P10"><text:tab/>Bow: weight 5, base damage 1-6</text:p>
      <text:p text:style-name="P10"><text:tab/>Crossbow: weight 7, base damage 4-12</text:p>
      <text:p text:style-name="P10"><text:tab/>Savage Club: weight 15, base damage 0-20</text:p>
      <text:p text:style-name="P10"><text:tab/>Dagger: weight 1, base damage 1-7</text:p>
      <text:p text:style-name="P10"><text:tab/>Quarterstaff: weight 10, base damage 2-4</text:p>
      <text:p text:style-name="P10"><text:tab/>Mace: weight 12, base damage 5-7</text:p>
      <text:p text:style-name="P10"><text:tab/>Sword: weight 10, base damage 2-15</text:p>
      <text:p text:style-name="P10"><text:tab/>Ax: weight 25, base damage 0-25</text:p>
      <text:p text:style-name="P10"/>
      <text:p text:style-name="P10"/>
      <text:p text:style-name="P6">Ammo</text:p>
      <text:p text:style-name="P6"/>
      <text:p text:style-name="P10"><text:tab/>All ammo is consumed on use meaning you can't pick it up once fired.</text:p>
      <text:p text:style-name="P10"/>
      <text:p text:style-name="P10"><text:tab/>Arrow: weight 1 per 10 arrows</text:p>
      <text:p text:style-name="P10"><text:tab/>Bolt: weight 1 per 4 bolts</text:p>
      <text:p text:style-name="P10"/>
      <text:p text:style-name="P6">Books</text:p>
      <text:p text:style-name="P6"/>
      <text:p text:style-name="P10"><text:tab/>All books are destroyed on use. All books have a weight of 1.</text:p>
      <text:p text:style-name="P6"/>
      <text:p text:style-name="P10"><text:tab/>Book of Bows: Turns to read, 100; Increases the Bow level of the reader by two.</text:p>
      <text:p text:style-name="P10"><text:tab/>Book of Crossbows: Turns to read, 100; Increases the Crossbow level of the reader by two.</text:p>
      <text:p text:style-name="P10"><text:tab/>Book of Clubs: Turns to read, 100; Increases the Club level of the reader by two.</text:p>
      <text:p text:style-name="P10"><text:tab/>Book of Daggers: Turns to read, 100; Increases the Dagger level of the reader by two.</text:p>
      <text:p text:style-name="P10"><text:tab/>Book of Staffs: Turns to read, 100; Increases the Staff level of the reader by two.</text:p>
      <text:p text:style-name="P10"><text:tab/>Book of Maces: Turns to read, 100; Increases the Mace level of the reader by two.</text:p>
      <text:p text:style-name="P10"><text:tab/>Book of Swords: Turns to read, 100; Increases the Sword level of the reader by two.</text:p>
      <text:p text:style-name="P10"><text:tab/>Book of Axes: Turns to read, 100; Increases the Ax level of the reader by two.</text:p>
      <text:p text:style-name="P10"><text:tab/>Grimoire of Magic Bolt: Turns to read 150; Teaches the magic bolt spell to the reader. The magic bolt deals between floor(Willpower / 4) and 6 * floor(Willpower / 4) damage to the target. The bolt has a range of eight and can be fired in the eight movement directions in a straight line. Costs 5 MP to use.</text:p>
      <text:p text:style-name="P10"><text:tab/>Grimoire of Light: Turns to read 50; Teaches the light spell to the reader. Permanently changes the cost to see through spaces that can be seen through in a radius of five around the user to 0. Costs 4 <text:soft-page-break/>MP to use.</text:p>
      <text:p text:style-name="P10"><text:tab/>Grimoire of Darkness: Turns to read 250; Teaches the darkness spell to the reader. Permanently changes the cost to see through spaces that can be seen though in a radius of ten around the user to to 100. Costs 30 MP to use.</text:p>
      <text:p text:style-name="P10"><text:tab/>Grimoire of Reveal: Turns to read 75; Teaches the reveal spell to the reader. Reveals all hidden things withing a range of seven of the caster. Costs 10 MP to use.</text:p>
      <text:p text:style-name="P10"/>
      <text:p text:style-name="P6">Armor</text:p>
      <text:p text:style-name="P6"/>
      <text:p text:style-name="P10"><text:tab/>Leather Armor: Damage reduction, 2; Dodge, 1; Weight, 6.</text:p>
      <text:p text:style-name="P10"><text:tab/>Chain Mail: Damage reduction, 6; Dodge, -1; Weight 14.</text:p>
      <text:p text:style-name="P10"><text:tab/>Full Plate: Damage reduction, 13: Dodge, -3; Weight 29.</text:p>
      <text:p text:style-name="P10"><text:tab/>Boots: Damage Reduction, 0; Dodge, 0; Weight, 1; +2 to Dexterity.</text:p>
      <text:p text:style-name="P10"><text:tab/>Nice Hat: Damage Reduction, 1; Dodge, 1; Weight, 1; +40 to max HP.</text:p>
      <text:p text:style-name="P10"/>
      <text:p text:style-name="P6">Wands</text:p>
      <text:p text:style-name="P6"/>
      <text:p text:style-name="P10"><text:tab/>All wands have a weight of 1.</text:p>
      <text:p text:style-name="P6"/>
      <text:p text:style-name="P10"><text:tab/>Wand of Striking: Can be used up to 10 times. Functions as the Magic Bolt spell (MP cost 0).</text:p>
      <text:p text:style-name="P10"><text:tab/>Wand of Light: Can be used up to 10 times. Functions as the Light spell (MP cost 0).</text:p>
      <text:p text:style-name="P10"><text:tab/>Wand of Fire: Can be used up to 10 times. Functions as the Magic Bolt spell (MP cost 0) except it also damages everything in the eight squares surrounding the target, including the wand's wielder if in the way.</text:p>
      <text:p text:style-name="P10"><text:tab/>Wand of Detection: Can be used up to 10 times. Functions as the reveal spell.</text:p>
      <text:p text:style-name="P10"/>
      <text:p text:style-name="P6">Other</text:p>
      <text:p text:style-name="P6"/>
      <text:p text:style-name="P10"><text:tab/>Torch: Weight 1. Provides an additional FOV of 3 to the holder. Goes out after 200 turns of use.</text:p>
      <text:p text:style-name="P5"/>
      <text:p text:style-name="P5"/>
      <text:p text:style-name="P3">Trap Guide</text:p>
      <text:p text:style-name="P5"/>
      <text:p text:style-name="P5"><text:tab/>There are only a few traps that you will be required to implement in the game. They are pits, pillars of flame and dart traps.</text:p>
      <text:p text:style-name="P5"><text:tab/>Pits can be avoided with a successful Dexterity check modified for the difficulty of the trap to avoid. Similarly for dart traps and pillars of flame. Pits do 1-6 damage when fallen into and require a successful Strength check (again modified by the difficulty to get out of the pit which is not necessarily the same as the difficulty to avoid) to move out of (checked each time the player tries to move out). Pillars of flame do 7-24 damage when they hit. Dart traps do 0-3 damage and poison the player for 30 turns.</text:p>
      <text:p text:style-name="P5"/>
      <text:p text:style-name="P5"/>
      <text:p text:style-name="P3">Status Ailments</text:p>
      <text:p text:style-name="P5"/>
      <text:p text:style-name="P5"><text:tab/>Poison: Deals 1-3 damage to the poisoned Being every turn.</text:p>
      <text:p text:style-name="P5"><text:soft-page-break/><text:tab/>Hallucinating: All other beings are displayed as random types each turn and every time their name is used it is also randomized. For instance you might see the message “The Santa Claus misses. You hit the Grue.” when fighting a Kobold that would usually displayed as say k, but is instead being shown as Z.</text:p>
      <text:p text:style-name="P5"><text:tab/>Hungry: No effect. You are just hungry. Occurs whenever the Being is above 9/10 of it's hunger limit.</text:p>
      <text:p text:style-name="P5"><text:tab/>Starving: Afflicted subject is about to die from hunger. Occurs when the subject has reached it's hunger limit. The subject takes 5% of it's max HP in damage every turn.</text:p>
      <text:p text:style-name="P5"><text:tab/>Frozen: You are frozen. The afflicted can do nothing until it thaws out.</text:p>
      <text:p text:style-name="P5"><text:tab/>Confusion: Until the confusion wears off the only move the afflicted can make is move (and attack if moving into something) and the movement is at random.</text:p>
      <text:p text:style-name="P5"/>
      <text:p text:style-name="P5"/>
      <text:p text:style-name="P3">Fountains</text:p>
      <text:p text:style-name="P5"/>
      <text:p text:style-name="P5"><text:tab/>When drinking from a non-dried up fountain the following can occur with the given probability:</text:p>
      <text:p text:style-name="P5"><text:tab/></text:p>
      <text:p text:style-name="P5"><text:tab/>P(1/10): Dries up</text:p>
      <text:p text:style-name="P5"><text:tab/>P(1/10): A water elemental appears.</text:p>
      <text:p text:style-name="P5"><text:tab/>P(3/10): The fountain heals the drinker as a Potion of Healing would.</text:p>
      <text:p text:style-name="P5"><text:tab/>P(3/10): The water is cold. No effect.</text:p>
      <text:p text:style-name="P5"><text:tab/>P(2/10): The water is warm. No effect.</text:p>
      <text:p text:style-name="P5"/>
      <text:p text:style-name="P5"/>
      <text:p text:style-name="P3">Project Specifications</text:p>
      <text:p text:style-name="P5"/>
      <text:p text:style-name="P5"><text:tab/>This project is to be done in C++ and as such you will want to think carefully about the structure of your code and classes. You will find this project will be much easier if you use virtual functions and abstract classes to your advantage.</text:p>
      <text:p text:style-name="P5"><text:tab/>Be aware that if your program flickers, meaning that we can notice text being outputted, on any part that is visually based you will lose points or if the default console settings are not returned after your program has terminated.</text:p>
      <text:p text:style-name="P5"><text:tab/>For all relevant programs you can hide the cursor with the system commands tput civis and reveal the cursor with tput cnorm. You may assume that the console window is 80x24 characters.</text:p>
      <text:p text:style-name="P5"><text:tab/>Note also that documentation and proper style will be worth at least 15% of your grade.</text:p>
      <text:p text:style-name="P5"/>
      <text:p text:style-name="P5">Part A) (150 points) Write a C++ program called conswalk that allows the user to move a @ character around the console window.</text:p>
      <text:list xml:id="list1409434261218228950" text:style-name="L1">
        <text:list-item>
          <text:p text:style-name="P13">The program takes no command line arguments.</text:p>
        </text:list-item>
        <text:list-item>
          <text:p text:style-name="P13">You should clear the screen before displaying anything.</text:p>
        </text:list-item>
        <text:list-item>
          <text:p text:style-name="P13">Using the number pad the user should be able to move in the appropriate direction by entering a number between 1 and 9 without pressing enter. If 5 is pressed the @ stays in place. The keys should not echo on the console window.</text:p>
        </text:list-item>
        <text:list-item>
          <text:p text:style-name="P13">The @ should be white.</text:p>
        </text:list-item>
        <text:list-item>
          <text:p text:style-name="P13">The user should also be able to use the arrow keys in place of 2, 4, 6 and 8, again without pressing enter. The keys should also not echo on the console window.</text:p>
        </text:list-item>
        <text:list-item>
          <text:p text:style-name="P13"><text:soft-page-break/>You will lose points if the console flickers.</text:p>
        </text:list-item>
        <text:list-item>
          <text:p text:style-name="P13">The cursor must be invisible and the background of the character where the cursor currently is must be light gray and the background everywhere else must be black.</text:p>
        </text:list-item>
        <text:list-item>
          <text:p text:style-name="P13">Any errors should be sent to standard error (cerr).</text:p>
        </text:list-item>
      </text:list>
      <text:p text:style-name="P5"/>
      <text:p text:style-name="P5">Part B) (400 points) Write a C++ program called charcreator that creates a Being file based on input from the user which outputs to a specified file.</text:p>
      <text:list xml:id="list2710529351646049763" text:style-name="L2">
        <text:list-item>
          <text:p text:style-name="P14">The program takes two command line arguments which are a path and a number representing the available points. You should write all output for the Being XML-like data to the file specified by the path.</text:p>
        </text:list-item>
        <text:list-item>
          <text:p text:style-name="P14">The program should first ask for the name of the Being followed by it's race. The being always has a weight of 100, is displayed white and is drawn as an @. The program should then display, in a neat manner, the default values (see the Being template) for strength, dexterity, toughness, mana, willpower, dodge, DR, extra damage, FOV, hunger limit, FOK, bows, crossbows, clubs, daggers, staves, maces, swords, and axes. It should also display the available number of points.</text:p>
        </text:list-item>
        <text:list-item>
          <text:p text:style-name="P14">The program should then allow the user to gain levels in stats using the arrow keys to select a displayed stat. When a stat is selected it should be drawn as black text on a white background.It should also tell them how many points gains them a level in that stat when that stat is selected as well as how many points are currently in the stat, what the default level is and what the minimum level is.</text:p>
        </text:list-item>
        <text:list-item>
          <text:p text:style-name="P14">The cursor should also be invisible.</text:p>
        </text:list-item>
        <text:list-item>
          <text:p text:style-name="P14">The user should be able to see their current stats (or defaults if no changes have been made yet) at all times.</text:p>
        </text:list-item>
        <text:list-item>
          <text:p text:style-name="P14">It is acceptable for the user to have a negative number of points remaining until the user finishes inputting data.</text:p>
        </text:list-item>
        <text:list-item>
          <text:p text:style-name="P14">The user will end input by pressing enter.</text:p>
        </text:list-item>
        <text:list-item>
          <text:p text:style-name="P14">Point costs are as follows. Note that if a stat drops below the default level the appropriate number of points are given to the user to allocate.</text:p>
          <text:list>
            <text:list-item>
              <text:p text:style-name="P14">For each of the five basic stats, strength, dexterity, toughness, mana and willpower, every two points buys an extra level in that stat. These stats can not drop below 3.</text:p>
            </text:list-item>
            <text:list-item>
              <text:p text:style-name="P14">For dodge, DR, extra damage and FOV, every four points buys an extra level in that stat. These stats can not drop below 0.</text:p>
            </text:list-item>
            <text:list-item>
              <text:p text:style-name="P14">Every point in hunger limit adds 100 levels to the stat. This stat can not drop below 500.</text:p>
            </text:list-item>
            <text:list-item>
              <text:p text:style-name="P14">FOK can only gain one level (from false to true) and costs 15 points.</text:p>
            </text:list-item>
            <text:list-item>
              <text:p text:style-name="P14">Each of the eight weapon classes (bows, crossbows, clubs, daggers, staves, maces, swords, and axes) costs two points per level. These stats can not drop below -1.</text:p>
            </text:list-item>
          </text:list>
        </text:list-item>
        <text:list-item>
          <text:p text:style-name="P14">All user input should be read from standard in (cin), all output should be sent to standard out (cout), all persistent output should be sent to the specified file, any errors should be sent to standard error (cerr).</text:p>
        </text:list-item>
      </text:list>
      <text:p text:style-name="P5"/>
      <text:p text:style-name="P5">Part C) (300 points) Write a C++ program called gendun that creates a randomly generated dungeon XML-like file.</text:p>
      <text:list xml:id="list20702715" text:continue-numbering="true" text:style-name="L2">
        <text:list-item>
          <text:p text:style-name="P14">The program takes six command line arguments. The first is the name of the dungeon. The second is the width of the dungeon and the third the height. The fourth is the number of staircases leading up and the fifth is the number of staircases leading down. The sixth is the <text:soft-page-break/>spawn rate for monsters in empty spaces and hallways (the spawn rate is zero elsewhere).</text:p>
        </text:list-item>
        <text:list-item>
          <text:p text:style-name="P14">From standard in the user will input additional information that specifies the types of monsters and structures (don't forget items can spawn too) that can be generated as well as where staircases should lead (if any present).</text:p>
        </text:list-item>
        <text:list-item>
          <text:p text:style-name="P14">The file specifying additional information for the dungeon has the following format.</text:p>
          <text:list>
            <text:list-item>
              <text:p text:style-name="P14">The Links [see dungeon template] that are attached to staircases leading up, each on a separate line followed by the index for each staircase up when traveling to this map, each on a separate line.</text:p>
            </text:list-item>
            <text:list-item>
              <text:p text:style-name="P14">A single blank line if there are staircases leading up.</text:p>
            </text:list-item>
            <text:list-item>
              <text:p text:style-name="P14">The Links [see dungeon template] that are attached to staircases leading down, each on a separate line followed by the index for each staircase down when traveling to this map, each on a separate line.</text:p>
            </text:list-item>
            <text:list-item>
              <text:p text:style-name="P14">A single blank line if there are staircases leading down.</text:p>
            </text:list-item>
            <text:list-item>
              <text:p text:style-name="P14">The structures (and terrain) that can be generated in this dungeon. If a structure has a lit and unlit version it is given without lit or unlit preceding the structure name.</text:p>
            </text:list-item>
            <text:list-item>
              <text:p text:style-name="P14">A single blank line.</text:p>
            </text:list-item>
            <text:list-item>
              <text:p text:style-name="P14">The monsters that can spawn each on their own line.</text:p>
            </text:list-item>
          </text:list>
        </text:list-item>
        <text:list-item>
          <text:p text:style-name="P14">Your dungeons should be randomly generated. If your dungeon does not vary significantly from run to run you will not receive full credit for this part.</text:p>
        </text:list-item>
        <text:list-item>
          <text:p text:style-name="P14">All output should be written to standard out (cout). Any errors should be sent to standard error (cerr).</text:p>
        </text:list-item>
      </text:list>
      <text:p text:style-name="P5"/>
      <text:p text:style-name="P5">Part D) (300 points) Write a C++ program called dispdun that displays a dungeon (at least part of one) on the console.</text:p>
      <text:list xml:id="list5802270442577589652" text:style-name="L3">
        <text:list-item>
          <text:p text:style-name="P15">The program takes four command line arguments. The first parameter is the width to display. The second the height to display. The third is the x location to center the view on and the fourth is the y location to center the view on. If x - width / 2 is less than zero then x should be width / 2. Similarly for y and height. Also if x + width / 2 is larger than the map width then x should be the map width - width / 2. Similarly for y, height and map height. If the map is small enough that both pairs of conditions can not be satisfied display the entire map width or height as relevant starting from the top or left of the console as appropriate. If x or y is out of bounds the program should error.</text:p>
        </text:list-item>
        <text:list-item>
          <text:p text:style-name="P15">The dungeon XML-like configuration file will be provided through standard in (cin).</text:p>
        </text:list-item>
        <text:list-item>
          <text:p text:style-name="P15">For purposes of lighting you may assume that there is a player at the specified center with FOV equal to 2.</text:p>
        </text:list-item>
        <text:list-item>
          <text:p text:style-name="P15">The program should clear the console before displaying anything.</text:p>
        </text:list-item>
        <text:list-item>
          <text:p text:style-name="P15">The cursor should be invisible.</text:p>
        </text:list-item>
      </text:list>
      <text:list xml:id="list20708953" text:continue-list="list20702715" text:style-name="L2">
        <text:list-item>
          <text:p text:style-name="P14">All output should be written to standard out (cout). Any errors should be sent to standard error (cerr).</text:p>
        </text:list-item>
      </text:list>
      <text:p text:style-name="P5"/>
      <text:p text:style-name="P5">Part F) (200 points) Write a C++ program called dunwalk that allows a player to walk around a dungeon.</text:p>
      <text:list xml:id="list6758282035423956884" text:style-name="L4">
        <text:list-item>
          <text:p text:style-name="P16">The program takes one command line argument specifying the location of the dungeon file to load.</text:p>
        </text:list-item>
        <text:list-item>
          <text:p text:style-name="P16">You should not spawn monsters or worry about picking up items and following staircases.</text:p>
        </text:list-item>
        <text:list-item>
          <text:p text:style-name="P16"><text:soft-page-break/>Unless it would cause non-map spaces to be displayed on the console, if the player leaves the rectangle with 80% of the console's width and height centered at the center of the console then the displayed dungeon should be shifted so that the player is within that central rectangle again.</text:p>
        </text:list-item>
      </text:list>
      <text:list xml:id="list20703302" text:continue-list="list1409434261218228950" text:style-name="L1">
        <text:list-item>
          <text:p text:style-name="P13">The cursor must be invisible and the background of the character where the cursor currently is must be light gray and the background everywhere else must be black.</text:p>
        </text:list-item>
        <text:list-item>
          <text:p text:style-name="P13">Any errors should be sent to standard error (cerr).</text:p>
        </text:list-item>
      </text:list>
      <text:p text:style-name="P5"/>
      <text:p text:style-name="P5">Part G) (500 points) Combine the entire project into a working game whose executable is called rouge.exe.</text:p>
      <text:list xml:id="list3367730822222402506" text:style-name="L5">
        <text:list-item>
          <text:p text:style-name="P17">Monsters will attack anything that moves but will prioritize the player if in view.</text:p>
        </text:list-item>
        <text:list-item>
          <text:p text:style-name="P17">If this is a new game:</text:p>
          <text:list>
            <text:list-item>
              <text:p text:style-name="P17">The player should first create their character.</text:p>
            </text:list-item>
            <text:list-item>
              <text:p text:style-name="P17">An excuse plot should be displayed before the player starts playing.</text:p>
            </text:list-item>
          </text:list>
        </text:list-item>
        <text:list-item>
          <text:p text:style-name="P17">When the player is moving around they should see their HP, MP and level displayed on the bottom line of the console starting from the left.</text:p>
        </text:list-item>
      </text:list>
      <text:p text:style-name="P5"/>
      <text:p text:style-name="P5">Part H) (250 points) Write a makefile that builds your program. The default target should be all that makes every program with appropriate targets for each individual program. There should also be a clean target that removes all files created by the make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7T22:45:25.64</meta:creation-date>
    <dc:date>2012-11-01T00:56:14</dc:date>
    <meta:editing-duration>PT17H6M5S</meta:editing-duration>
    <meta:editing-cycles>408</meta:editing-cycles>
    <meta:generator>OpenOffice.org/3.4.1$Win32 OpenOffice.org_project/341m1$Build-9593</meta:generator>
    <meta:document-statistic meta:table-count="1" meta:image-count="0" meta:object-count="0" meta:page-count="14" meta:paragraph-count="418" meta:word-count="5633" meta:character-count="30806"/>
  </office:meta>
</office:document-meta>
</file>